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robleslf.github.io/1ASIR2324_robleslf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1:13:25.159277753</meta:creation-date>
    <dc:date>2023-10-09T11:14:10.470018830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6"/>
    <meta:generator>LibreOffice/7.4.2.3$Linux_X86_64 LibreOffice_project/382eef1f22670f7f4118c8c2dd222ec7ad009daf</meta:generator>
  </office:meta>
</office:document-meta>
</file>